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 Neue" svg:font-family="'Helvetica Neue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 style:list-style-name="L1">
      <style:paragraph-properties fo:line-height="150%" fo:text-align="start" style:justify-single-word="false"/>
    </style:style>
    <style:style style:name="P6" style:family="paragraph" style:parent-style-name="Standard" style:list-style-name="L3">
      <style:paragraph-properties fo:line-height="150%" fo:text-align="start" style:justify-single-word="false"/>
    </style:style>
    <style:style style:name="P7" style:family="paragraph" style:parent-style-name="Standard" style:list-style-name="L1">
      <style:paragraph-properties fo:line-height="1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4078c0" style:font-name="Helvetica Neue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Équipe 01</text:p>
      <text:p text:style-name="P1"/>
      <text:p text:style-name="P1">Maxime Charron</text:p>
      <text:p text:style-name="P1">Pascal Dumoulin PADUM60</text:p>
      <text:p text:style-name="P1">Antoine Lefrançois ANLEF67 111 043 697</text:p>
      <text:p text:style-name="P1">Jean-Sébastien Roy</text:p>
      <text:p text:style-name="P1">Martin Savoie MASAV205 </text:p>
      <text:p text:style-name="P1"/>
      <text:p text:style-name="P3">Comment lancer l'application:</text:p>
      <text:p text:style-name="P3"/>
      <text:p text:style-name="P4">Si <text:span text:style-name="T1">node </text:span>et <text:span text:style-name="T1">npm</text:span> sont déjà installés vous pouvez vous rendre au point 4.</text:p>
      <text:p text:style-name="P4">Si vous avez installé <text:span text:style-name="T1">node</text:span> ou <text:span text:style-name="T1">npm</text:span> en <text:span text:style-name="T1">root</text:span> ne pas oublier de faire les commandes avec <text:span text:style-name="T1">sudo.</text:span></text:p>
      <text:list xml:id="list8845759322726238932" text:style-name="L1">
        <text:list-item>
          <text:p text:style-name="P7">Installer Node selon votre système d'exploitation</text:p>
          <text:list>
            <text:list-item>
              <text:p text:style-name="P7">Sur Windows: <text:a xlink:type="simple" xlink:href="http://nodejs.org/download/" office:target-frame-name="_top" xlink:show="replace" text:style-name="Internet_20_link" text:visited-style-name="Visited_20_Internet_20_Link"><text:span text:style-name="Default_20_Paragraph_20_Font"><text:span text:style-name="T2">http://nodejs.org/download/</text:span></text:span></text:a></text:p>
            </text:list-item>
            <text:list-item>
              <text:p text:style-name="P7">Sur Mac: <text:a xlink:type="simple" xlink:href="http://nodejs.org/download/" office:target-frame-name="_top" xlink:show="replace" text:style-name="Internet_20_link" text:visited-style-name="Visited_20_Internet_20_Link"><text:span text:style-name="Default_20_Paragraph_20_Font"><text:span text:style-name="T2">http://nodejs.org/download/</text:span></text:span></text:a></text:p>
            </text:list-item>
            <text:list-item>
              <text:p text:style-name="P7">Sur Unbuntu 14.04: <text:span text:style-name="Default_20_Paragraph_20_Font"><text:span text:style-name="T1">sudo apt-get update, sudo apt-get install nodejs, sudo apt-get install npm</text:span></text:span></text:p>
            </text:list-item>
          </text:list>
        </text:list-item>
        <text:list-item>
          <text:p text:style-name="P7">Vérifier que <text:span text:style-name="T1">node</text:span> est correctement installé: <text:span text:style-name="Default_20_Paragraph_20_Font"><text:span text:style-name="T1">node -v</text:span></text:span></text:p>
        </text:list-item>
        <text:list-item>
          <text:p text:style-name="P7">Vérifier que <text:span text:style-name="T1">npm</text:span> est correctement installé: <text:span text:style-name="Default_20_Paragraph_20_Font"><text:span text:style-name="T1">npm -v</text:span></text:span></text:p>
        </text:list-item>
        <text:list-item>
          <text:p text:style-name="P7">Installer les libraries <text:span text:style-name="T1">node</text:span> via la commande suivante dans répertoire du projet: <text:span text:style-name="Default_20_Paragraph_20_Font"><text:span text:style-name="T1">npm install</text:span></text:span></text:p>
        </text:list-item>
        <text:list-item>
          <text:p text:style-name="P7">Pour lancer l'application, ouvrir un terminal dans le répertoire racine du projet. Écrire ensuite: <text:span text:style-name="Default_20_Paragraph_20_Font"><text:span text:style-name="T1">npm start</text:span></text:span></text:p>
        </text:list-item>
        <text:list-item>
          <text:p text:style-name="P5"><text:span text:style-name="T1">Ouvrir chrome et écrire: l</text:span><text:span text:style-name="Default_20_Paragraph_20_Font"><text:span text:style-name="T1">ocalhost:8080</text:span></text:span></text:p>
        </text:list-item>
      </text:list>
      <text:p text:style-name="P4"><text:span text:style-name="Default_20_Paragraph_20_Font"><text:span text:style-name="T3">Pour éviter d'avoir plusieurs erreurs dans la console, vous allez devoir installer le plugin du ChromeCast. Cet aspect à déjà été soulevé aux enseignants qui nous ont dit que vous n'alliez pas tenir compte des erreurs générées par l'</text:span></text:span><text:span text:style-name="Default_20_Paragraph_20_Font"><text:span text:style-name="T1">API</text:span></text:span><text:span text:style-name="Default_20_Paragraph_20_Font"><text:span text:style-name="T3"> de </text:span></text:span><text:span text:style-name="Default_20_Paragraph_20_Font"><text:span text:style-name="T1">Youtube</text:span></text:span><text:span text:style-name="Default_20_Paragraph_20_Font"><text:span text:style-name="T3">.</text:span></text:span></text:p>
      <text:p text:style-name="P4"><text:span text:style-name="Default_20_Paragraph_20_Font"><text:span text:style-name="T3">Vous avez maintenant accès à l'application web. Voici donc la liste des éléments que vous pouvez voir pour livrable 2 dans l'application. Il n'y a rien de statique dans l'application sauf le </text:span></text:span><text:span text:style-name="Default_20_Paragraph_20_Font"><text:span text:style-name="T1">ID</text:span></text:span><text:span text:style-name="Default_20_Paragraph_20_Font"><text:span text:style-name="T3"> de l'acteur qui sera trouvé lorsque nous allons avoir une recherche fonctionnel. </text:span></text:span></text:p>
      <text:list xml:id="list7643339221535420973" text:style-name="L3">
        <text:list-item>
          <text:p text:style-name="P6"><text:span text:style-name="Default_20_Paragraph_20_Font"><text:span text:style-name="T3">La barre de menu doit être une template ou une vue</text:span></text:span></text:p>
          <text:list>
            <text:list-item>
              <text:p text:style-name="P6"><text:span text:style-name="Default_20_Paragraph_20_Font"><text:span text:style-name="T3">Vous pourrez vérifier ceci dans le code à l'endroit suivant: app/components/commons/view/menuTop.html</text:span></text:span></text:p>
            </text:list-item>
          </text:list>
        </text:list-item>
        <text:list-item>
          <text:p text:style-name="P6"><text:span text:style-name="Default_20_Paragraph_20_Font"><text:span text:style-name="T3">Afficher la page des watchlists de l'utilisateur</text:span></text:span></text:p>
          <text:list>
            <text:list-item>
              <text:p text:style-name="P6"><text:span text:style-name="Default_20_Paragraph_20_Font"><text:span text:style-name="T3">Pour accéder à liste il faut cliquer sur Tom Cruise en haut à droite et ensuite sur </text:span></text:span><text:span text:style-name="Default_20_Paragraph_20_Font"><text:span text:style-name="T1">My Watchlist </text:span></text:span></text:p>
            </text:list-item>
            <text:list-item>
              <text:p text:style-name="P6"><text:span text:style-name="Default_20_Paragraph_20_Font"><text:span text:style-name="T3">En cliquant sur le + cela vous permet de créer une nouvelle </text:span></text:span><text:span text:style-name="Default_20_Paragraph_20_Font"><text:span text:style-name="T1">Watchlist</text:span></text:span></text:p>
            </text:list-item>
            <text:list-item>
              <text:p text:style-name="P6"><text:soft-page-break/><text:span text:style-name="Default_20_Paragraph_20_Font"><text:span text:style-name="T3">Il est possible de la supprimer avec le bouton X ainsi que de l'éditer avec l'icone du crayon</text:span></text:span></text:p>
            </text:list-item>
            <text:list-item>
              <text:p text:style-name="P6"><text:span text:style-name="Default_20_Paragraph_20_Font"><text:span text:style-name="T3">Pour ajouter un film à la </text:span></text:span><text:span text:style-name="Default_20_Paragraph_20_Font"><text:span text:style-name="T1">Watchlist</text:span></text:span><text:span text:style-name="Default_20_Paragraph_20_Font"><text:span text:style-name="T3"> vous devez peser sur l'onglet </text:span></text:span><text:span text:style-name="Default_20_Paragraph_20_Font"><text:span text:style-name="T1">Movies</text:span></text:span><text:span text:style-name="Default_20_Paragraph_20_Font"><text:span text:style-name="T3"> en haut</text:span></text:span></text:p>
            </text:list-item>
            <text:list-item>
              <text:p text:style-name="P6"><text:span text:style-name="Default_20_Paragraph_20_Font"><text:span text:style-name="T3">Passez la souris sur le premier film visible et cliquez sur le + en haut à droite. Ensuite, choisir la </text:span></text:span><text:span text:style-name="Default_20_Paragraph_20_Font"><text:span text:style-name="T1">Watchlist</text:span></text:span><text:span text:style-name="Default_20_Paragraph_20_Font"><text:span text:style-name="T3"> que vous voulez.</text:span></text:span></text:p>
            </text:list-item>
            <text:list-item>
              <text:p text:style-name="P6"><text:span text:style-name="Default_20_Paragraph_20_Font"><text:span text:style-name="T3">Retourner dans la section </text:span></text:span><text:span text:style-name="Default_20_Paragraph_20_Font"><text:span text:style-name="T1">My Watchlist</text:span></text:span><text:span text:style-name="Default_20_Paragraph_20_Font"><text:span text:style-name="T3"> en cliquant sur le Tom Cruise dans la barre en haut à droite.</text:span></text:span></text:p>
            </text:list-item>
            <text:list-item>
              <text:p text:style-name="P6"><text:span text:style-name="Default_20_Paragraph_20_Font"><text:span text:style-name="T3">Vous voyez maintenant un film qui est ajouté. </text:span></text:span></text:p>
            </text:list-item>
            <text:list-item>
              <text:p text:style-name="P6"><text:span text:style-name="Default_20_Paragraph_20_Font"><text:span text:style-name="T3">Passez la souris sur celui-ci et cliquez sur le X rouge en haut à droite. Cela supprime le film.</text:span></text:span></text:p>
            </text:list-item>
            <text:list-item>
              <text:p text:style-name="P6"><text:span text:style-name="Default_20_Paragraph_20_Font"><text:span text:style-name="T3">Vous pouvez aussi cliquer sur le X rouge d'une </text:span></text:span><text:span text:style-name="Default_20_Paragraph_20_Font"><text:span text:style-name="T1">Watchlist</text:span></text:span><text:span text:style-name="Default_20_Paragraph_20_Font"><text:span text:style-name="T3"> pour la supprimer.</text:span></text:span></text:p>
            </text:list-item>
          </text:list>
        </text:list-item>
        <text:list-item>
          <text:p text:style-name="P6"><text:span text:style-name="Default_20_Paragraph_20_Font"><text:span text:style-name="T3">Afficher la page d'acteur</text:span></text:span></text:p>
          <text:list>
            <text:list-item>
              <text:p text:style-name="P6"><text:span text:style-name="Default_20_Paragraph_20_Font"><text:span text:style-name="T3">Vous cliquez sur l'onglet </text:span></text:span><text:span text:style-name="Default_20_Paragraph_20_Font"><text:span text:style-name="T1">Actor</text:span></text:span><text:span text:style-name="Default_20_Paragraph_20_Font"><text:span text:style-name="T3"> dans la barre en haut. Le premier écran simule un résultat de recherche. En cliquant sur </text:span></text:span><text:span text:style-name="Default_20_Paragraph_20_Font"><text:span text:style-name="T1">someActor</text:span></text:span><text:span text:style-name="Default_20_Paragraph_20_Font"><text:span text:style-name="T3"> cela redirige vers la page d'acteur.</text:span></text:span></text:p>
            </text:list-item>
            <text:list-item>
              <text:p text:style-name="P6"><text:span text:style-name="Default_20_Paragraph_20_Font"><text:span text:style-name="T3">Vous avez maintenant accès à la page d'acteur. La biographie est présente ainsi que la liste de film en bas dans un carrousel.</text:span></text:span></text:p>
            </text:list-item>
          </text:list>
        </text:list-item>
        <text:list-item>
          <text:p text:style-name="P6"><text:span text:style-name="Default_20_Paragraph_20_Font"><text:span text:style-name="T3">Afficher la page d'un film</text:span></text:span></text:p>
          <text:list>
            <text:list-item>
              <text:p text:style-name="P6"><text:span text:style-name="Default_20_Paragraph_20_Font"><text:span text:style-name="T3">Cliquez sur l'onglet </text:span></text:span><text:span text:style-name="Default_20_Paragraph_20_Font"><text:span text:style-name="T1">Movies</text:span></text:span><text:span text:style-name="Default_20_Paragraph_20_Font"><text:span text:style-name="T3"> dans la barre en haut. Dans cette page, vous avez des films qui vous sont présentés selon différentes catégories. Vous pouvez descendre et les catégories vont s'ajouter au fur et à mesure.</text:span></text:span></text:p>
            </text:list-item>
            <text:list-item>
              <text:p text:style-name="P6"><text:span text:style-name="Default_20_Paragraph_20_Font"><text:span text:style-name="T3">Passer la souris sur une affiche pour afficher un </text:span></text:span><text:span text:style-name="Default_20_Paragraph_20_Font"><text:span text:style-name="T1">overlay</text:span></text:span><text:span text:style-name="Default_20_Paragraph_20_Font"><text:span text:style-name="T3"> montrant les informations ainsi que le </text:span></text:span><text:span text:style-name="Default_20_Paragraph_20_Font"><text:span text:style-name="T1">preview</text:span></text:span><text:span text:style-name="Default_20_Paragraph_20_Font"><text:span text:style-name="T3"> du film. Pour accéder à la page du film, vous pouvez cliquer sur le titre ou bien sur le bouton </text:span></text:span><text:span text:style-name="Default_20_Paragraph_20_Font"><text:span text:style-name="T1">view details</text:span></text:span><text:span text:style-name="Default_20_Paragraph_20_Font"><text:span text:style-name="T3"> dans le bas à droite.</text:span></text:span></text:p>
            </text:list-item>
            <text:list-item>
              <text:p text:style-name="P6"><text:span text:style-name="Default_20_Paragraph_20_Font"><text:span text:style-name="T3">Ceci vous amène sur la page du film. La section commentaire n'est pas encore implémentée, mais elle le sera pour le livrable 3.</text:span></text:span></text:p>
            </text:list-item>
          </text:list>
        </text:list-item>
        <text:list-item>
          <text:p text:style-name="P6"><text:span text:style-name="Default_20_Paragraph_20_Font"><text:span text:style-name="T3">Afficher la page d'une série télévisée</text:span></text:span></text:p>
          <text:list>
            <text:list-item>
              <text:p text:style-name="P6"><text:span text:style-name="Default_20_Paragraph_20_Font"><text:span text:style-name="T3">Cliquez sur l'onglet Tv-Shows dans la barre en haut.</text:span></text:span></text:p>
            </text:list-item>
            <text:list-item>
              <text:p text:style-name="P6"><text:span text:style-name="Default_20_Paragraph_20_Font"><text:span text:style-name="T3">Ceci vous amène à une page qui permet de voir les séries télévisées selon les genres. Si vous descendez, d'autres genres vont s'ajouter.</text:span></text:span></text:p>
            </text:list-item>
            <text:list-item>
              <text:p text:style-name="P6"><text:span text:style-name="Default_20_Paragraph_20_Font"><text:span text:style-name="T3">Pour accéder a la page d'une série vous devez passer la souris sur un poster et cliquez sur le titre ou sur le bouton </text:span></text:span><text:span text:style-name="Default_20_Paragraph_20_Font"><text:span text:style-name="T1">view details</text:span></text:span><text:span text:style-name="Default_20_Paragraph_20_Font"><text:span text:style-name="T3">. </text:span></text:span></text:p>
            </text:list-item>
            <text:list-item>
              <text:p text:style-name="P6"><text:span text:style-name="Default_20_Paragraph_20_Font"><text:span text:style-name="T3">Ceci vous amène sur la page d'une série télévisée. Le preview s'affiche ainsi que tous les épisodes.<text:line-break/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Helvetica Neue" svg:font-family="'Helvetica Neue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40S</meta:editing-duration>
    <meta:editing-cycles>5</meta:editing-cycles>
    <meta:generator>OpenOffice/4.1.1$Win32 OpenOffice.org_project/411m6$Build-9775</meta:generator>
    <dc:date>2015-11-07T16:29:10.57</dc:date>
    <dc:creator>Martin Savoie</dc:creator>
    <meta:document-statistic meta:table-count="0" meta:image-count="0" meta:object-count="0" meta:page-count="2" meta:paragraph-count="44" meta:word-count="670" meta:character-count="3803"/>
    <meta:user-defined meta:name="Info 1"/>
    <meta:user-defined meta:name="Info 2"/>
    <meta:user-defined meta:name="Info 3"/>
    <meta:user-defined meta:name="Info 4"/>
  </office:meta>
</office:document-meta>
</file>